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29c79c"/>
    </style:style>
    <style:style style:name="P5" style:family="paragraph" style:parent-style-name="Standard">
      <style:text-properties fo:language="en" fo:country="US" officeooo:paragraph-rsid="004011fa"/>
    </style:style>
    <style:style style:name="P6" style:family="paragraph" style:parent-style-name="Standard">
      <style:text-properties fo:language="en" fo:country="US" fo:background-color="#ffdbb6"/>
    </style:style>
    <style:style style:name="P7" style:family="paragraph" style:parent-style-name="Standard">
      <style:text-properties fo:language="en" fo:country="US" fo:background-color="#dde8cb"/>
    </style:style>
    <style:style style:name="P8" style:family="paragraph" style:parent-style-name="Standard">
      <style:text-properties fo:language="en" fo:country="US" fo:background-color="#ffffd7"/>
    </style:style>
    <style:style style:name="P9" style:family="paragraph" style:parent-style-name="Standard">
      <style:text-properties fo:language="en" fo:country="US" fo:background-color="#e0c2cd"/>
    </style:style>
    <style:style style:name="P10" style:family="paragraph" style:parent-style-name="Standard">
      <style:text-properties fo:language="en" fo:country="US" fo:background-color="#f6f9d4"/>
    </style:style>
    <style:style style:name="P11" style:family="paragraph" style:parent-style-name="Standard">
      <style:text-properties fo:language="en" fo:country="US" officeooo:paragraph-rsid="00572877"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transparent"/>
    </style:style>
    <style:style style:name="P16" style:family="paragraph" style:parent-style-name="Standard">
      <style:text-properties fo:language="en" fo:country="US" fo:font-weight="bold" officeooo:paragraph-rsid="0065d141" fo:background-color="transparent" style:font-weight-asian="bold" style:font-weight-complex="bold"/>
    </style:style>
    <style:style style:name="P17" style:family="paragraph" style:parent-style-name="Standard">
      <style:text-properties fo:language="en" fo:country="US" fo:font-weight="bold" officeooo:paragraph-rsid="0066cd42" style:font-weight-asian="bold" style:font-weight-complex="bold"/>
    </style:style>
    <style:style style:name="P18" style:family="paragraph" style:parent-style-name="Standard">
      <style:text-properties fo:language="en" fo:country="US" fo:font-weight="bold" officeooo:paragraph-rsid="006c4164" style:font-weight-asian="bold" style:font-weight-complex="bold"/>
    </style:style>
    <style:style style:name="P19" style:family="paragraph" style:parent-style-name="Standard">
      <style:text-properties fo:language="en" fo:country="US" fo:font-weight="bold" officeooo:paragraph-rsid="006ac6d9" style:font-weight-asian="bold" style:font-weight-complex="bold"/>
    </style:style>
    <style:style style:name="P20" style:family="paragraph" style:parent-style-name="Standard">
      <style:paragraph-properties fo:margin-left="2.501cm" fo:margin-right="0cm" fo:text-indent="0cm" style:auto-text-indent="false"/>
      <style:text-properties fo:language="en" fo:country="US" fo:background-color="transparent"/>
    </style:style>
    <style:style style:name="P21"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2" style:family="paragraph" style:parent-style-name="Standard">
      <style:paragraph-properties fo:margin-left="3.752cm" fo:margin-right="0cm" fo:text-indent="0cm" style:auto-text-indent="false"/>
      <style:text-properties fo:language="en" fo:country="US" fo:background-color="transparent"/>
    </style:style>
    <style:style style:name="P23" style:family="paragraph" style:parent-style-name="Standard" style:list-style-name="L1">
      <style:text-properties fo:language="en" fo:country="US" fo:background-color="transparent"/>
    </style:style>
    <style:style style:name="P24" style:family="paragraph" style:parent-style-name="Standard">
      <style:text-properties fo:language="en" fo:country="US" fo:background-color="#ffdbb6"/>
    </style:style>
    <style:style style:name="P25" style:family="paragraph" style:parent-style-name="Standard">
      <style:text-properties fo:language="en" fo:country="US" fo:background-color="#dedce6"/>
    </style:style>
    <style:style style:name="P26" style:family="paragraph" style:parent-style-name="Standard">
      <style:text-properties fo:language="en" fo:country="US" officeooo:paragraph-rsid="00823e3a" fo:background-color="#dedce6"/>
    </style:style>
    <style:style style:name="P27" style:family="paragraph" style:parent-style-name="Standard">
      <style:text-properties fo:language="en" fo:country="US" fo:background-color="#f6f9d4"/>
    </style:style>
    <style:style style:name="P28" style:family="paragraph" style:parent-style-name="Standard">
      <style:text-properties fo:language="en" fo:country="US" officeooo:paragraph-rsid="008342d6" fo:background-color="#f6f9d4"/>
    </style:style>
    <style:style style:name="P29" style:family="paragraph" style:parent-style-name="Standard">
      <style:text-properties fo:language="en" fo:country="US" fo:background-color="#ffd8ce"/>
    </style:style>
    <style:style style:name="P30" style:family="paragraph" style:parent-style-name="Standard">
      <style:text-properties fo:language="en" fo:country="US" officeooo:paragraph-rsid="006ac6d9" fo:background-color="#ffffd7"/>
    </style:style>
    <style:style style:name="P31" style:family="paragraph" style:parent-style-name="Heading_20_3">
      <style:text-properties fo:language="en" fo:country="US"/>
    </style:style>
    <style:style style:name="P32" style:family="paragraph" style:parent-style-name="Heading_20_1">
      <style:text-properties fo:language="en" fo:country="US"/>
    </style:style>
    <style:style style:name="T1" style:family="text">
      <style:text-properties officeooo:rsid="001c2002"/>
    </style:style>
    <style:style style:name="T2" style:family="text">
      <style:text-properties officeooo:rsid="0020401a"/>
    </style:style>
    <style:style style:name="T3" style:family="text">
      <style:text-properties officeooo:rsid="002376ec"/>
    </style:style>
    <style:style style:name="T4" style:family="text">
      <style:text-properties officeooo:rsid="00252cba"/>
    </style:style>
    <style:style style:name="T5" style:family="text">
      <style:text-properties officeooo:rsid="0026644a"/>
    </style:style>
    <style:style style:name="T6" style:family="text">
      <style:text-properties officeooo:rsid="002a5db4"/>
    </style:style>
    <style:style style:name="T7" style:family="text">
      <style:text-properties officeooo:rsid="002ea35d"/>
    </style:style>
    <style:style style:name="T8" style:family="text">
      <style:text-properties officeooo:rsid="0033ac38"/>
    </style:style>
    <style:style style:name="T9" style:family="text">
      <style:text-properties officeooo:rsid="0035778c"/>
    </style:style>
    <style:style style:name="T10" style:family="text">
      <style:text-properties fo:font-style="italic" style:font-style-asian="italic" style:font-style-complex="italic"/>
    </style:style>
    <style:style style:name="T11" style:family="text">
      <style:text-properties fo:font-style="italic" officeooo:rsid="0035778c" style:font-style-asian="italic" style:font-style-complex="italic"/>
    </style:style>
    <style:style style:name="T12" style:family="text">
      <style:text-properties fo:font-style="italic" officeooo:rsid="0037bc76"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3e30cd"/>
    </style:style>
    <style:style style:name="T15" style:family="text">
      <style:text-properties officeooo:rsid="004404e2"/>
    </style:style>
    <style:style style:name="T16" style:family="text">
      <style:text-properties officeooo:rsid="0045d2f4"/>
    </style:style>
    <style:style style:name="T17" style:family="text">
      <style:text-properties officeooo:rsid="00472f33"/>
    </style:style>
    <style:style style:name="T18" style:family="text">
      <style:text-properties officeooo:rsid="0048d340"/>
    </style:style>
    <style:style style:name="T19" style:family="text">
      <style:text-properties officeooo:rsid="004a9525"/>
    </style:style>
    <style:style style:name="T20" style:family="text">
      <style:text-properties officeooo:rsid="004cafdd"/>
    </style:style>
    <style:style style:name="T21" style:family="text">
      <style:text-properties officeooo:rsid="0050fd8a"/>
    </style:style>
    <style:style style:name="T22" style:family="text">
      <style:text-properties officeooo:rsid="0051e9cd"/>
    </style:style>
    <style:style style:name="T23" style:family="text">
      <style:text-properties officeooo:rsid="00538cc0"/>
    </style:style>
    <style:style style:name="T24" style:family="text">
      <style:text-properties officeooo:rsid="005569a6"/>
    </style:style>
    <style:style style:name="T25" style:family="text">
      <style:text-properties officeooo:rsid="007f2eda"/>
    </style:style>
    <style:style style:name="T26" style:family="text">
      <style:text-properties text:display="none"/>
    </style:style>
    <style:style style:name="T27" style:family="text">
      <style:text-properties officeooo:rsid="0094486d"/>
    </style:style>
    <style:style style:name="T28" style:family="text">
      <style:text-properties officeooo:rsid="009483e6"/>
    </style:style>
    <style:style style:name="T29" style:family="text">
      <style:text-properties fo:language="en" fo:country="US"/>
    </style:style>
    <style:style style:name="T30" style:family="text">
      <style:text-properties fo:language="en" fo:country="US" officeooo:rsid="009483e6"/>
    </style:style>
    <style:style style:name="T31" style:family="text">
      <style:text-properties officeooo:rsid="00986931"/>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2" text:outline-level="1">Levels <text:span text:style-name="T1">6: Cal</text:span></text:h>
      <text:p text:style-name="P3">Level 6 “Ca<text:span text:style-name="T2">l”</text:span> is characterized by 18 scenes, as well as 4 (*) situations in which it is possible to talk freely.</text:p>
      <text:h text:style-name="P31" text:outline-level="3"><text:span text:style-name="T28">1 - W</text:span>here they open the door of the walls</text:h>
      <text:p text:style-name="Activity"><draw:frame draw:style-name="fr1" draw:name="Frame1" text:anchor-type="paragraph" svg:width="7.001cm" draw:z-index="0"><draw:text-box fo:min-height="12.1cm"><text:p text:style-name="Picture"><draw:frame draw:style-name="fr4" draw:name="Image1" text:anchor-type="as-char" svg:width="7.001cm" style:rel-width="100%" svg:height="12.1cm" style:rel-height="scale" draw:z-index="1"><draw:image xlink:href="../../Resources/Levels/Radme/Cal/HandDrawings/citysecretDoor.png" xlink:type="simple" xlink:show="embed" xlink:actuate="onLoad" draw:filter-name="&lt;All formats&gt;" loext:mime-type="image/png"/></draw:frame><text:span text:style-name="T26"><text:line-break/></text:span>Picture <text:sequence text:ref-name="refPicture0" text:name="Picture" text:formula="ooow:Picture+1" style:num-format="1">1</text:sequence>: <text:span text:style-name="T27">S</text:span>ecret door <text:span text:style-name="T27">of the city</text:span></text:p></draw:text-box></draw:frame>The team has just passed the last hill of the roaring Hills and finally sees the great walls of Cal in the distance.</text:p>
      <text:p text:style-name="P3">Sophie: Here it is! <text:span text:style-name="T3">It’s</text:span> Cal! Finally, who knows if Howl is still there. Oh! I wonder if <text:span text:style-name="T3">he’s</text:span> prisoner!</text:p>
      <text:p text:style-name="P3">Heen: Uooof! Uof!… Cal! Caal!</text:p>
      <text:p text:style-name="Activity">Heen transforms his self continuously, changing what he says based on his form. Meanwhile, he goes around Calcifer.</text:p>
      <text:p text:style-name="P3">Calcifer: Heen stop it.</text:p>
      <text:p text:style-name="P3">Markl: it’s very far away! <text:span text:style-name="T4">We</text:span> won’t arrive before evening!</text:p>
      <text:p text:style-name="P3">Sophie: You’re right, hurry up.</text:p>
      <text:p text:style-name="Activity">The team is outside the city walls, near the secret door</text:p>
      <text:p text:style-name="P3">Sophie: We should have arrived, but I don’t see any door.</text:p>
      <text:p text:style-name="P3">Calcifer: it’s magical! We detect his presence</text:p>
      <text:p text:style-name="P3">Witch of the Waste: yes, yes, we are dealing with a beautiful antique door.</text:p>
      <text:p text:style-name="Activity">Leaning on his magic stick, the witch of the lands approaches the walls and reveals the door tracing its perimeter.</text:p>
      <text:p text:style-name="P3">Markl: uooo incredible, I’ve never seen anything like this.</text:p>
      <text:p text:style-name="P3">Sophie: perfect, now we just have to pass it before a patrol come through the walls.</text:p>
      <text:p text:style-name="Activity">Once the enigma is solved, the door opens wide</text:p>
      <text:p text:style-name="P3">Sophie: never let it be said that a magic door refuses to let me in.</text:p>
      <text:h text:style-name="P31" text:outline-level="3"><text:span text:style-name="T28">2 - W</text:span>here they arrive stealthily to the tavern</text:h>
      <text:p text:style-name="Activity">Beyond the walls, the team wanders through the city’s alleys.</text:p>
      <text:p text:style-name="P3">Markl: what a dark place here, Calcifer do a bit of light.</text:p>
      <text:p text:style-name="P3">Sophie: no Calcifer, stop! You will expose us, in fact, lower the visor of the armor.</text:p>
      <text:p text:style-name="P3">Calcifer lowers the visor and the alley becomes even darker.</text:p>
      <text:p text:style-name="P3">Calcifer: and here we are, completely in disguise.</text:p>
      <text:p text:style-name="Activity">Once arrived outside the tavern they see that inside it’s slightly illuminated.</text:p>
      <text:p text:style-name="P3">Calcifer: To us it looks like a trap</text:p>
      <text:p text:style-name="P3">Sophie: why would you say that? <text:span text:style-name="T5">What</text:span> was you expecting, a welcoming committee?</text:p>
      <text:p text:style-name="P3">Calcifer: no, it’s not for the silence, the whole city seems deserted. The problem is that we feel strange energies coming from there.</text:p>
      <text:p text:style-name="P3">Markl: in any case we wouldn’t know where else to go.</text:p>
      <text:p text:style-name="P3">Witch of the Waste: I have to sit down, I’m sick of this stick.</text:p>
      <text:p text:style-name="Activity">The Witch of the Lands approaches the door and waits for Sophie.</text:p>
      <text:h text:style-name="P31" text:outline-level="3"><text:span text:style-name="T28">3 - </text:span>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witch of the lands rushes to the assault.</text:p>
      <text:p text:style-name="Text_20_body"><draw:frame draw:style-name="fr2" draw:name="Frame2" text:anchor-type="paragraph" svg:width="19.001cm" draw:z-index="2"><draw:text-box fo:min-height="10.028cm"><text:p text:style-name="Picture"><draw:frame draw:style-name="fr4" draw:name="Image2" text:anchor-type="as-char" svg:width="19.001cm" style:rel-width="100%" svg:height="10.028cm" style:rel-height="scale" draw:z-index="3"><draw:image xlink:href="../../Resources/Levels/Radme/Cal/HandDrawings/HountedTavern.png" xlink:type="simple" xlink:show="embed" xlink:actuate="onLoad" draw:filter-name="&lt;All formats&gt;" loext:mime-type="image/png"/></draw:frame><text:span text:style-name="T26"><text:line-break/></text:span>Picture <text:sequence text:ref-name="refPicture1" text:name="Picture" text:formula="ooow:Picture+1" style:num-format="1">2</text:sequence>: The tavern full of monsters</text:p></draw:text-box></draw:frame></text:p>
      <text:h text:style-name="Heading_20_3" text:outline-level="3"><text:span text:style-name="T30">4 - </text:span><text:span text:style-name="T29">Where Ben arrives in the tavern and they escape from the roofs</text:span></text:h>
      <text:p text:style-name="Activity">As they finish victoriously, Ben comes downstairs, down the stairs leading to the upper floor.</text:p>
      <text:p text:style-name="P3">Ben: soon! Go upstairs! Many others of them are coming, you have made a mess!</text:p>
      <text:p text:style-name="P3">Sophie: and who would you be?</text:p>
      <text:p text:style-name="P3">Ben: for now it is enough to know that I fight by your side and that I am not covered with mud.</text:p>
      <text:p text:style-name="Activity">At the end of the battle they go to the first floor of the tavern.</text:p>
      <text:p text:style-name="P3">Ben: My name is Ben, I am a guard of Cal, loyal to the great King Beuron, you rather, how did you end up in the old base of the resistance?</text:p>
      <text:p text:style-name="Activity">Meanwhile, he looks at them worriedly, with particular attention to the old witch.</text:p>
      <text:p text:style-name="P3">Sophie: we’re looking for Howl the wizard, he’s been missing for days.</text:p>
      <text:p text:style-name="P3">Be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3">Witch of the Waste: my beautiful young man, if the stick was not enough, I studied in my life at least a thousand spells even more useful to the task. I think I should remember at least one.</text:p>
      <text:p text:style-name="P3">Ben: and you? With that armor?</text:p>
      <text:p text:style-name="P3">Calcifer uses the arms of the armor to lift the empty iron bust.</text:p>
      <text:p text:style-name="P3">Calcifer: we are self-sufficient, worried at most to keep the child and that dog away from our feet.</text:p>
      <text:p text:style-name="Activity">And so the group hurries to proceed on the roofs.</text:p>
      <text:p text:style-name="P3">Sophie: So you met Howl? In Salt Marina they said that King Beuron gone mad, and that Howl therefore quelled him.</text:p>
      <text:p text:style-name="P3">Ben: He did much more, he saved the king from Layton’s mental manipulation! Unfortunately, however, immediately afterwards he disappeared. He headed for Layton’s fortress with a handful of soldiers. But it’s been four days now.</text:p>
      <text:p text:style-name="P3">Sophie: do you think they were defeated?</text:p>
      <text:p text:style-name="P3"><text:soft-page-break/>Ben: I don’t know how else to explain their missing.</text:p>
      <text:h text:style-name="P31" text:outline-level="3"><text:span text:style-name="T28">5 - </text:span>Where they see Layton flying while they arrive at the base of the resistance</text:h>
      <text:p text:style-name="Activity">Shortly before their arriving at the base where Cal’s survivors and resistance are hidden, Calcifer perceives great magic power over their head.</text:p>
      <text:p text:style-name="P4">Sophie: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6">*Here Sophie can talk freely with N.P.C.</text:p>
      <text:p text:style-name="P6">Calcifer: Did you see how it flew in the night? It seems very powerful, he gives me the heebie-jeebies! And he loses slime wherever he goes, like an infector.</text:p>
      <text:p text:style-name="P6">Sophie: yes, he is a fearsome adversary, and he gives me nausea. I hope that we will find Howl soon and defeat him.</text:p>
      <text:p text:style-name="P7">Markl: How many cheerful people in here, it seems that good humor is useful to increase their resistance to the slime!</text:p>
      <text:p text:style-name="P7">Sophie: then you must be really resistant!</text:p>
      <text:p text:style-name="P7">Markl: Yeah, but I’ve always feared the blades of Layton’s servants more than the mud.</text:p>
      <text:p text:style-name="P8">Heen: Heen defeats Layton with the sword.</text:p>
      <text:p text:style-name="P8">Sophie: it’s still early to face Layton, we have to train! You still have to find many of your parts!</text:p>
      <text:p text:style-name="P8">Heen: if Heen returns like the Heen uses to be, he is invincible!</text:p>
      <text:p text:style-name="P9">Xaion the warrior: Welcome, I hope you can rest. There is always a great din here.</text:p>
      <text:p text:style-name="P9">Sophie: are you a soldier of the resistance?</text:p>
      <text:p text:style-name="P9">Xaion: That’s right, I’m Xaion, and I fight to free Radme.</text:p>
      <text:p text:style-name="P10">Marion the smart: Come from outside Cal? Once I used to <text:span text:style-name="T6">smuggle</text:span> from an exit of the south gate, how did you get in?</text:p>
      <text:p text:style-name="P10">Sophie: from the south gate, but we had many difficulties</text:p>
      <text:p text:style-name="P11">Marion the smart: it becomes increasingly difficult to leave the city. If you meet Victor outside, could you give him this letter? From Marion.</text:p>
      <text:p text:style-name="P12">Ektor the tightrope walker: I am Ektor, and I walk on ropes. Since no one pays a ticket to see my show, I do not have a place to stay. I try to make myself useful as I can.</text:p>
      <text:p text:style-name="P13">Zip the merchant thief: Hi adventurer, before leaving for the next adventure come to buy the from zip!</text:p>
      <text:p text:style-name="P13">Sophie: what do you sell?</text:p>
      <text:p text:style-name="P14">Zip the merchant thief: all that is useful left in the city, if you need something that I do not have in store, I go out and I steal it only for you, mt darling.</text:p>
      <text:h text:style-name="Heading_20_2" text:outline-level="2"><text:span text:style-name="T7">The</text:span> following two dialogues are useful to the plot</text:h>
      <text:h text:style-name="P31" text:outline-level="3"><text:span text:style-name="T28">6 - T</text:span>he witch of the lands observes the orphan child</text:h>
      <text:p text:style-name="P3">Witch of the Waste addressed to Orphan child: look that beautiful child, just beautiful!</text:p>
      <text:p text:style-name="P3">S<text:span text:style-name="T8">ophie</text:span> addressed to Witch of the Waste: but you were not already tired before arriving at the tavern? You should rest!</text:p>
      <text:p text:style-name="P3">Witch of the Waste addressed to Orphan child: and what a heart! <text:span text:style-name="T10">-interrupti</text:span><text:span text:style-name="T11">ng-</text:span><text:span text:style-name="T9"> </text:span>It is a big and noble heart!</text:p>
      <text:p text:style-name="Activity">Meanwhile, the Witch observes closely the child, who tries to wriggle, and finally manages to escape.</text:p>
      <text:h text:style-name="P31" text:outline-level="3"><text:span text:style-name="T28">7 - </text:span>Where Ben talks about the sidequests and the main mission</text:h>
      <text:p text:style-name="Activity">When Sophie come to talk to Ben, she is followed by all the other members of the team.</text:p>
      <text:p text:style-name="P15"><text:soft-page-break/>Ben: You met some members of the resistance. Many of them lost everything, their family members and everyone they knew fell victim to Layton’s spell, and now they are fighting each other.</text:p>
      <text:list xml:id="list1758710531" text:style-name="L1">
        <text:list-item>
          <text:p text:style-name="P23">Sophie: how to help the resistance</text:p>
        </text:list-item>
      </text:list>
      <text:p text:style-name="P20">Be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73206239141202" text:continue-numbering="true" text:style-name="L1">
        <text:list-item>
          <text:list>
            <text:list-item>
              <text:p text:style-name="P23">Sophie: the weapons</text:p>
            </text:list-item>
          </text:list>
        </text:list-item>
      </text:list>
      <text:p text:style-name="P22">Be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73206120548826" text:continue-numbering="true" text:style-name="L1">
        <text:list-item>
          <text:list>
            <text:list-item>
              <text:p text:style-name="P23">Sophie: the new road</text:p>
            </text:list-item>
          </text:list>
        </text:list-item>
      </text:list>
      <text:p text:style-name="P22">Be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73207039179566" text:continue-numbering="true" text:style-name="L1">
        <text:list-item>
          <text:p text:style-name="P23">Sophie: latest news from Howl</text:p>
        </text:list-item>
      </text:list>
      <text:p text:style-name="P20">Be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0">Sophie: it’s terrible, we have to free them and talk to them!</text:p>
      <text:p text:style-name="P21">Ben: I like your ardor, but the castle is the most watched place in Cal, and it will not be easy to access it<text:span text:style-name="T14">…</text:span> we will have to study a plan. Come back to me when you are ready to decide how to act.</text:p>
      <text:h text:style-name="P31" text:outline-level="3"><text:span text:style-name="T31">8 - W</text:span>here they talk about the castle and the alchemist’s guild</text:h>
      <text:p text:style-name="Activity">Sophie and the others reach Ben and listen to the plan.</text:p>
      <text:p text:style-name="P3">Ben: We will have to access the castle from the sewers, from there we can go out in the castle baths, which are exactly two floors below the throne room. There should be the soldiers we have to free, according to my informants.</text:p>
      <text:p text:style-name="P3">Sophie: Does he keep them prisoners in the throne room?</text:p>
      <text:p text:style-name="P3">Be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31" text:outline-level="3"><text:span text:style-name="T31">9 - 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3">Alchemist: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3">Sophie: obviously he does not know that hot water is the only way to get rid of the slime, must get crazy trying to do it.</text:p>
      <text:p text:style-name="P3">Calcifer: yeah! It gives me creeps!</text:p>
      <text:p text:style-name="P3"><text:span text:style-name="T13">Markl </text:span><text:span text:style-name="T10">-worried-</text:span>: maybe we should just tell him how to save himself</text:p>
      <text:p text:style-name="P3"><text:soft-page-break/>Alchemist <text:span text:style-name="T10">-</text:span><text:span text:style-name="T12">from</text:span><text:span text:style-name="T10"> outside the room-</text:span>: Only a thief with an acumen like mine can overcome my riddles, and enjoy the last treasures of the guild.</text:p>
      <text:p text:style-name="P3">Markl: HEEEEY ALCH<text:span text:style-name="T15">E</text:span>MIST! A HOT BATHROOM WILL DO TO HEAL YOU, LET US HELP YOU, WE ARE ENEMIES OF LAYTON!</text:p>
      <text:p text:style-name="P3">Alchemist:….</text:p>
      <text:p text:style-name="P5">Sophie: obviously he can not hear us, I believe that the voice reaches us through a spell<text:span text:style-name="T14">…</text:span> we will have to make our way to his room.</text:p>
      <text:p text:style-name="Activity">The team enters the guild hall.</text:p>
      <text:h text:style-name="P31" text:outline-level="3"><text:span text:style-name="T31">10 - W</text:span>here they find the book and leave the guild</text:h>
      <text:p text:style-name="Activity">They enter the alchemist’s room and find it threatening, holding the ancient code to itself behind a counter full of alembics.</text:p>
      <text:p text:style-name="P3">Heen -<text:span text:style-name="T10">growls-</text:span>.</text:p>
      <text:p text:style-name="P3">Alchemist: Welcome, I must deduce that you have managed to overcome my enigmas.</text:p>
      <text:p text:style-name="P3">Sophie: yes and it’s time for you to give up, we do not want to hurt you.</text:p>
      <text:p text:style-name="P3">To: you have not been sent by Layton?</text:p>
      <text:p text:style-name="P3">Sophie: no, we are allies of King Beuron</text:p>
      <text:p text:style-name="P3">Alchemist: So you’re not going to steal my soul?</text:p>
      <text:p text:style-name="P3">Sophie: no, we only want the ancient code<text:span text:style-name="T14">…</text:span> but you’re full of slime, why you are not a monster?</text:p>
      <text:p text:style-name="P3">Alchemist: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Sophie: it is enough to wash for several hours in hot water, it has worked with the ch<text:span text:style-name="T17">ie</text:span>f of the roaring Hills, it will work with you too.</text:p>
      <text:p text:style-name="Activity">The alchemist remains a moment petrified for the revelation, then drops the code and runs to prepare the bath in the next room. Sophie takes the book.</text:p>
      <text:p text:style-name="P3">Sophie: good bathroom mister alchemist!</text:p>
      <text:h text:style-name="P31" text:outline-level="3"><text:span text:style-name="T31">11 - W</text:span>here they arrive with Ben at the ancient port of the sewers</text:h>
      <text:p text:style-name="P3">Ben: do you have the code?</text:p>
      <text:p text:style-name="P3">Sophie: yes</text:p>
      <text:p text:style-name="P3">Calcifer: it was guarded by a very dangerous madman, it’s been much more difficult than expected.</text:p>
      <text:p text:style-name="P3">Be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3">Be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31" text:outline-level="3"><text:span text:style-name="T31">12 - W</text:span>here they comment on the sewers and the enigmas</text:h>
      <text:p text:style-name="P3">Markl: I had no idea that there was a civilization before the current one in <text:span text:style-name="T16">R</text:span>adme. Judging by these structures it was quite advanced!</text:p>
      <text:p text:style-name="P3">Witch of the Waste: it was, they were certainly more technologically advanced than the current inhabitants of <text:span text:style-name="T16">R</text:span>adme. Not to mention their mastery of magic, superior to the best wizards of Ingary. The legend tells that a natural disaster made them disappear.</text:p>
      <text:p text:style-name="P3">Markl: and the current inhabitants?</text:p>
      <text:p text:style-name="P3">Witch of the Waste: they are settlers, emigrated from our continent many years ago.</text:p>
      <text:p text:style-name="Activity">Crossing a pool of water</text:p>
      <text:p text:style-name="P3"><text:soft-page-break/>Calcifer: This place is wet, we do not like it. We have the armor full of water.</text:p>
      <text:p text:style-name="P3">H<text:span text:style-name="T18">een</text:span> <text:span text:style-name="T10">-swims like a dog-</text:span>: uuuff uuuuuff!</text:p>
      <text:p text:style-name="P3">Sophie: resist Calcifer, we’re almost there!</text:p>
      <text:p text:style-name="Activity">They meet a new kind of monster, completely covered with mud.</text:p>
      <text:p text:style-name="P3">Sophie: this is incredibly ugly!</text:p>
      <text:p text:style-name="P3">Calcifer: and it stinks!</text:p>
      <text:h text:style-name="P31" text:outline-level="3"><text:span text:style-name="T31">13 - W</text:span>here they come out of the sewers, in the baths of the castle</text:h>
      <text:p text:style-name="Activity"><draw:frame draw:style-name="fr3" draw:name="Frame3" text:anchor-type="paragraph" svg:width="7.999cm" draw:z-index="4"><draw:text-box fo:min-height="5.219cm"><text:p text:style-name="Picture"><draw:frame draw:style-name="fr4" draw:name="Image3" text:anchor-type="as-char" svg:width="7.999cm" style:rel-width="100%" svg:height="5.219cm" style:rel-height="scale" draw:z-index="5"><draw:image xlink:href="../../Resources/Levels/Radme/Cal/HandDrawings/MudMonster.png" xlink:type="simple" xlink:show="embed" xlink:actuate="onLoad" draw:filter-name="&lt;All formats&gt;" loext:mime-type="image/png"/></draw:frame><text:span text:style-name="T26"><text:line-break/></text:span>Picture <text:sequence text:ref-name="refPicture2" text:name="Picture" text:formula="ooow:Picture+1" style:num-format="1">3</text:sequence>: Mud monster</text:p></draw:text-box></draw:frame>Calcifer is the first to get out of the sewers, and begins to shake awkwardly to let the water out of the joints of the armor. Immediately after Heen shakes off the hair and wet Calcifer again. While <text:span text:style-name="T19">C</text:span>alcifer complains, Sophie covers the visor of his helmet telling him to be silent. The Team is hiding in a locker room while in the central hall with the baths passes a platoon of patrol guards.</text:p>
      <text:p text:style-name="Text_20_body"/>
      <text:h text:style-name="P31" text:outline-level="3"><text:span text:style-name="T31">14 - W</text:span>here (opt) thy decide to save civilians in prisons</text:h>
      <text:p text:style-name="Activity">Once in the prisons there are about twenty people.</text:p>
      <text:p text:style-name="P3">Sophie: and who would you be? Soldiers?</text:p>
      <text:p text:style-name="Activity">A clown with extremely sad makeup, sitting in the center of the largest cell rises and, moving in an absurdly theatrical way, responds.</text:p>
      <text:p text:style-name="P3"><text:span text:style-name="T25">Clown</text:span>: w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Sophie: we will find a way to free you, you would be excellent allies for the resistance. Layton’s kingdom must end!</text:p>
      <text:h text:style-name="Heading_20_4" text:outline-level="4">In the prison, Sophie can speak with the released prisoners.</text:h>
      <text:p text:style-name="P17">*Here Sophie can talk freely with N.P.C.</text:p>
      <text:p text:style-name="P24">Clow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24">Sophie: Ektor is safe! You’ll meet him at the den of the resistance!</text:p>
      <text:p text:style-name="P24">Clown: What a wonderful news, I can not wait!</text:p>
      <text:p text:style-name="P25">Ron the poet: They took me together with the clown, in the miserable hostel in the city. When they discovered they could not use us, they left us to rot. I have not eaten for days!</text:p>
      <text:p text:style-name="P25">Sophie: I should have some crackers.</text:p>
      <text:p text:style-name="P26">Ron the poet: oh my benefactress and liberator!</text:p>
      <text:p text:style-name="P27">Zelda the good: I take care of the needy as I can.</text:p>
      <text:p text:style-name="P27">Sophie: are you an herbalist?</text:p>
      <text:p text:style-name="P28">Zelda the good: yes, and not only, I studied medicine from a master, I will be able to help you.</text:p>
      <text:p text:style-name="P29">Vlad the Barbarian: I come from a distant land, where I was a bear knight. Since I joined the army of Beuron as a mercenary, I never imagined that there would be a desertion. Now I find myself here without even understanding why.</text:p>
      <text:p text:style-name="P29">Sophie: now that you are free you could serve again, for our cause.</text:p>
      <text:h text:style-name="P31" text:outline-level="3"><text:soft-page-break/><text:span text:style-name="T31">15 - 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Activity"><draw:frame draw:style-name="fr2" draw:name="Frame4" text:anchor-type="paragraph" svg:width="19.001cm" draw:z-index="6"><draw:text-box fo:min-height="11.393cm"><text:p text:style-name="Picture"><draw:frame draw:style-name="fr4" draw:name="Image4" text:anchor-type="as-char" svg:width="19.001cm" style:rel-width="100%" svg:height="11.393cm" style:rel-height="scale" draw:z-index="7"><draw:image xlink:href="../../Resources/Levels/Radme/Cal/HandDrawings/ThroneRoom.png" xlink:type="simple" xlink:show="embed" xlink:actuate="onLoad" draw:filter-name="&lt;All formats&gt;" loext:mime-type="image/png"/></draw:frame><text:span text:style-name="T26"><text:line-break/></text:span>Picture <text:sequence text:ref-name="refPicture3" text:name="Picture" text:formula="ooow:Picture+1" style:num-format="1">4</text:sequence>: Throne room</text:p></draw:text-box></draw:frame></text:p>
      <text:p text:style-name="P3">Sophie: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3">Markl: give us a hand to free them, they are very heavy.</text:p>
      <text:h text:style-name="P31" text:outline-level="3"><text:span text:style-name="T31">16 - W</text:span>here Calcifer heats up the baths to save the soldiers</text:h>
      <text:p text:style-name="Activity">Sophie and her friends have opened the water channels and the water basin inside the boiler is full.</text:p>
      <text:p text:style-name="P3">Sophie: Calcifer, now it’s up to you to heat up.</text:p>
      <text:p text:style-name="P3">Calcifer: but we will need wood. A pool does not heat itself. Surely around here we will find it in abundance.</text:p>
      <text:p text:style-name="Activity">Recovered the wood and accumulated in a pile under the boiler <text:span text:style-name="T21">Calcifer</text:span> blaze</text:p>
      <text:p text:style-name="P3">Calcifer: we hate to heat water, it’s a stupid task. We are made to cross planets!</text:p>
      <text:p text:style-name="P3">Sophie: Calcifer, think that you’re saving so many lives and solving a war! Plus you’re saving Howl!</text:p>
      <text:p text:style-name="P3">Calcifer: certainly certain.</text:p>
      <text:p text:style-name="P3">Witch of the Waste: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20">em</text:span>:</text:h>
      <text:p text:style-name="P19">*Here Sophie can talk freely with N.P.C.</text:p>
      <text:p text:style-name="P30">Soldier1: mmm, finally I’m fine, I’ve never been better</text:p>
      <text:p text:style-name="P25">Soldier2: it’s like being born again, now I can remember my name!</text:p>
      <text:p text:style-name="P29">Soldier3 <text:span text:style-name="T10">-distraught-</text:span>: slime everywhere, it’s like bringing the swamp inside.</text:p>
      <text:p text:style-name="P24"><text:soft-page-break/>Soldier4: I drank the water in which you are bathing us, and now I am terribly hungry.</text:p>
      <text:h text:style-name="P31" text:outline-level="3"><text:span text:style-name="T31">17 - W</text:span>here they talk to the soldiers and Ben invites them to join the king.</text:h>
      <text:p text:style-name="Activity">In the rebel shelter</text:p>
      <text:p text:style-name="P3">Ben: Welcome back! As I am pleased to see you come back with my brothers! The diversion that we created on the other side of the city cost us many wounded, we need new levers!</text:p>
      <text:p text:style-name="P5">Sophie: unfortunately they are all practically fainted, we will have to wait until they wake up<text:span text:style-name="T14">…</text:span></text:p>
      <text:p text:style-name="P3">B<text:span text:style-name="T22">en</text:span> <text:span text:style-name="T10">-turning to the doctor-</text:span>: bring me salts, we must act quickly, who knows what Layton is doing to Howl right now.</text:p>
      <text:p text:style-name="Activity">After using the salts on the guards.</text:p>
      <text:p text:style-name="P3">Ben: Hello soldiers, welcome back, do you remember me?</text:p>
      <text:p text:style-name="P3">Soldier1: Ben! You’re safe and sound! Where are we?</text:p>
      <text:p text:style-name="P3">Soldier2: what happened to us?</text:p>
      <text:p text:style-name="P3">Soldier3: I remember we were fighting at the swamp, an army of Layton henchmen.</text:p>
      <text:p text:style-name="P3">Soldier2: Howl and Layton fought over our heads.</text:p>
      <text:p text:style-name="P3">Soldier4: I remember a deafening sound. Then howl fell into the river that runs through the swamp to Cal.</text:p>
      <text:p text:style-name="P3">Soldier1: I remember too, even though I was too busy fighting to be able to see well.</text:p>
      <text:p text:style-name="P3">Soldier4: Layton shone with a very strong light, I remember him, screaming that he could win any mage.</text:p>
      <text:p text:style-name="P3">Sophie: So Howl fell into the river?</text:p>
      <text:p text:style-name="P3">Soldier4: yes, and unfortunately, I think he was drowning.</text:p>
      <text:p text:style-name="P3">Be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3">Calcifer: could it not be somewhere along the river? Maybe with a head injury, or in a coma!</text:p>
      <text:p text:style-name="P3">Be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3">s</text:span>:</text:h>
      <text:p text:style-name="P18">*Here Sophie can talk freely with N.P.C.</text:p>
      <text:p text:style-name="P24">Soldier1: Howl fought well. For a moment, I thought we would win.</text:p>
      <text:p text:style-name="P24">Sophie: but have you seen what happened to Howl before he fells?</text:p>
      <text:p text:style-name="P24">Soldier1: no. I was too worried about staring at the blade that was trying to hit me.</text:p>
      <text:p text:style-name="P27">Soldier2: I hope he is still alive, Simon has fallen into the rapid, and I myself have heard the sound of his head striking the boulders.</text:p>
      <text:p text:style-name="P27">Sophie: really heartening.</text:p>
      <text:p text:style-name="Activity">Calcifer does not speak.</text:p>
      <text:p text:style-name="P25">Markl: I can not believe it, it’s not true. It can not be, Howl would not let himself be defeated like that.</text:p>
      <text:h text:style-name="P31" text:outline-level="3"><text:span text:style-name="T31">18 - W</text:span>here they reach the walls talking about Howl</text:h>
      <text:p text:style-name="P3">Markl: do you think that he’s really drowned?</text:p>
      <text:p text:style-name="P3">C<text:span text:style-name="T24">alcifer</text:span> <text:span text:style-name="T10">-worried-</text:span>: we really do not believe it. There should be an indissoluble bond between us. I’m sure if he was dying we would be the first to know it. What absurdity, Howl dead.</text:p>
      <text:p text:style-name="P3">Sophie: Do not be afraid, Calcifer, he’s fine, I’m sure too. We just have to hurry up to find it, before all these people are destroyed by Layton’s madness.</text:p>
      <text:p text:style-name="P3">Calcifer: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Levels 6: Cal</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7T17:32:04.991000000</dc:date>
    <meta:editing-duration>PT1H27M49S</meta:editing-duration>
    <meta:editing-cycles>126</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077" meta:character-count="21716" meta:non-whitespace-character-count="17862"/>
    <meta:template xlink:type="simple" xlink:actuate="onRequest" xlink:title="" xlink:href="../MasterGameDesignDocument.odm" meta:date="2018-11-27T17:00:16.309000000"/>
  </office:meta>
</office:document-meta>
</file>